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text-position="sub 58%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54cm" svg:x="2.27cm" svg:y="8.62cm">
          <text:p text:style-name="P1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54cm" svg:height="2.54cm" svg:x="9.89cm" svg:y="8.62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54cm" svg:height="2.54cm" svg:x="17.51cm" svg:y="8.62cm">
          <text:p text:style-name="P1"><text:span text:style-name="T1">S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81cm" svg:y1="9.89cm" svg:x2="9.89cm" svg:y2="9.89cm" draw:start-shape="id1" draw:start-glue-point="10" draw:end-shape="id2" draw:end-glue-point="6" svg:d="M4810 9890h5080" svg:viewBox="0 0 5081 1">
          <text:p/>
        </draw:connector>
        <draw:connector draw:style-name="gr2" draw:text-style-name="P1" draw:layer="layout" svg:x1="17.51cm" svg:y1="9.89cm" svg:x2="12.43cm" svg:y2="9.89cm" draw:start-shape="id3" draw:start-glue-point="6" draw:end-shape="id2" draw:end-glue-point="10" svg:d="M17510 9890h-5080" svg:viewBox="0 0 5081 1">
          <text:p/>
        </draw:connector>
        <draw:frame draw:style-name="gr3" draw:text-style-name="P3" draw:layer="layout" svg:width="1.778cm" svg:height="1.888cm" svg:x="6.588cm" svg:y="8.003cm">
          <draw:text-box>
            <text:p><text:span text:style-name="T3">h</text:span><text:span text:style-name="T4">1</text:span></text:p>
          </draw:text-box>
        </draw:frame>
        <draw:frame draw:style-name="gr3" draw:text-style-name="P3" draw:layer="layout" svg:width="1.778cm" svg:height="1.888cm" svg:x="14.589cm" svg:y="7.985cm">
          <draw:text-box>
            <text:p><text:span text:style-name="T3">h</text:span><text:span text:style-name="T4">2</text:span></text:p>
          </draw:text-box>
        </draw:frame>
        <draw:frame draw:style-name="gr3" draw:text-style-name="P3" draw:layer="layout" svg:width="1.778cm" svg:height="1.888cm" svg:x="2.778cm" svg:y="6.715cm">
          <draw:text-box>
            <text:p><text:span text:style-name="T3">x</text:span><text:span text:style-name="T4">1</text:span></text:p>
          </draw:text-box>
        </draw:frame>
        <draw:frame draw:style-name="gr3" draw:text-style-name="P3" draw:layer="layout" svg:width="1.778cm" svg:height="1.888cm" svg:x="18.018cm" svg:y="6.732cm">
          <draw:text-box>
            <text:p><text:span text:style-name="T3">x</text:span><text:span text:style-name="T4">2</text:span></text:p>
          </draw:text-box>
        </draw:frame>
        <draw:frame draw:style-name="gr3" draw:text-style-name="P3" draw:layer="layout" svg:width="1.778cm" svg:height="1.888cm" svg:x="10.398cm" svg:y="6.715cm">
          <draw:text-box>
            <text:p><text:span text:style-name="T3">y</text:span><text:span text:style-name="T4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1:02.022153583</meta:creation-date>
    <dc:date>2015-10-15T21:56:36.241525184</dc:date>
    <meta:editing-duration>PT16M41S</meta:editing-duration>
    <meta:editing-cycles>5</meta:editing-cycles>
    <meta:generator>LibreOffice/4.2.8.2$Linux_X86_64 LibreOffice_project/420m0$Build-2</meta:generator>
    <meta:document-statistic meta:object-count="10"/>
  </office:meta>
</office:document-meta>
</file>